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39e9" officeooo:paragraph-rsid="000039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def cube (x):</text:p>
      <text:p text:style-name="P1"><text:tab/>return x * x * x</text:p>
      <text:p text:style-name="P1"/>
      <text:p text:style-name="P1">x = cube(3)</text:p>
      <text:p text:style-name="P1">27</text:p>
      <text:p text:style-name="P1"/>
      <text:p text:style-name="P1">2.</text:p>
      <text:p text:style-name="P1">def mod(a, b):</text:p>
      <text:p text:style-name="P1"><text:tab/>mod = a % b</text:p>
      <text:p text:style-name="P1"><text:tab/>return mod</text:p>
      <text:p text:style-name="P1">x = mod(32, 3)</text:p>
      <text:p text:style-name="P1">2</text:p>
      <text:p text:style-name="P1"/>
      <text:p text:style-name="P1">3.</text:p>
      <text:p text:style-name="P1">def my_func(x):</text:p>
      <text:p text:style-name="P1"><text:tab/>return 5 * x – 8</text:p>
      <text:p text:style-name="P1"><text:tab/>x += 2</text:p>
      <text:p text:style-name="P1">x = my_func(2)</text:p>
      <text:p text:style-name="P1">4</text:p>
      <text:p text:style-name="P1"/>
      <text:p text:style-name="P1">4.</text:p>
      <text:p text:style-name="P1">def evaluate_quad(x, a, b, c):</text:p>
      <text:p text:style-name="P1"><text:tab/>return a * x ** 2 + b * x + c</text:p>
      <text:p text:style-name="P1">x = evaluate_quad(2, 4, 3, 1)</text:p>
      <text:p text:style-name="P1">23</text:p>
      <text:p text:style-name="P1"/>
      <text:p text:style-name="P1">5.</text:p>
      <text:p text:style-name="P1">def repeat_str(str, times):</text:p>
      <text:p text:style-name="P1"><text:tab/>return string * times</text:p>
      <text:p text:style-name="P1">x = repeat_string(“hello”, 3)</text:p>
      <text:p text:style-name="P1">hello, hello, hello</text:p>
      <text:p text:style-name="P1"/>
      <text:p text:style-name="P1">6.</text:p>
      <text:p text:style-name="P1">def eval_quad(x, a=0, b=0, c=0):</text:p>
      <text:p text:style-name="P1"><text:tab/>return a * x ** 2 + b * x + c</text:p>
      <text:p text:style-name="P1">x = evaluate_quad(10, 3)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4:00:33.507977514</meta:creation-date>
    <dc:date>2016-09-21T14:20:29.736404439</dc:date>
    <meta:editing-duration>PT4M36S</meta:editing-duration>
    <meta:editing-cycles>1</meta:editing-cycles>
    <meta:document-statistic meta:table-count="0" meta:image-count="0" meta:object-count="0" meta:page-count="1" meta:paragraph-count="32" meta:word-count="107" meta:character-count="436" meta:non-whitespace-character-count="350"/>
    <meta:generator>LibreOffice/4.2.8.2$Linux_X86_64 LibreOffice_project/420m0$Build-2</meta:generator>
  </office:meta>
</office:document-meta>
</file>